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0000001B05D21A8F2.jpg"/>
  <manifest:file-entry manifest:media-type="image/jpeg" manifest:full-path="Pictures/10000000000001B0000001B0BFE739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43cm" fo:min-width="0.288cm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43cm" fo:min-width="0.289cm"/>
    </style:style>
    <style:style style:name="gr3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9cm" fo:min-width="0.7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9cm" fo:min-width="0.7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8cm" fo:min-width="0.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8cm" fo:min-width="0.231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43cm" fo:min-width="0cm"/>
    </style:style>
    <style:style style:name="gr10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 draw:shadow="hidden"/>
    </style:style>
    <style:style style:name="gr12" style:family="graphic" style:parent-style-name="standard">
      <style:graphic-properties svg:stroke-width="0.2cm" svg:stroke-color="#ff0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/>
    </style:style>
    <style:style style:name="P4" style:family="paragraph">
      <style:paragraph-properties fo:margin-left="0cm" fo:margin-right="0cm" fo:text-indent="0cm"/>
      <style:text-properties fo:font-size="24pt"/>
    </style:style>
    <style:style style:name="P5" style:family="paragraph">
      <style:paragraph-properties fo:margin-left="0cm" fo:margin-right="0cm" fo:text-indent="0cm"/>
      <style:text-properties fo:font-size="12pt" style:font-size-asian="12pt"/>
    </style:style>
    <style:style style:name="P6" style:family="paragraph">
      <style:paragraph-properties fo:margin-left="0cm" fo:margin-right="0cm" fo:text-indent="0cm"/>
      <style:text-properties fo:color="#ff0000" fo:text-shadow="1pt 1pt"/>
    </style:style>
    <style:style style:name="T1" style:family="text">
      <style:text-properties fo:font-size="24pt"/>
    </style:style>
    <style:style style:name="T2" style:family="text">
      <style:text-properties fo:font-size="12pt" style:font-size-asian="12pt"/>
    </style:style>
    <style:style style:name="T3" style:family="text">
      <style:text-properties fo:color="#ff0000" fo:text-shadow="1pt 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38cm" svg:height="0.893cm" svg:x="8.972cm" svg:y="1.531cm">
          <draw:text-box>
            <text:p text:style-name="P1">２</text:p>
          </draw:text-box>
        </draw:frame>
        <draw:frame draw:style-name="gr2" draw:text-style-name="P1" draw:layer="layout" svg:width="0.853cm" svg:height="0.966cm" svg:x="4cm" svg:y="1.5cm">
          <draw:text-box>
            <text:p text:style-name="P1">1</text:p>
          </draw:text-box>
        </draw:frame>
        <draw:frame draw:style-name="gr1" draw:text-style-name="P1" draw:layer="layout" svg:width="0.853cm" svg:height="0.966cm" svg:x="14.057cm" svg:y="1.531cm">
          <draw:text-box>
            <text:p text:style-name="P1">2</text:p>
          </draw:text-box>
        </draw:frame>
        <draw:frame draw:style-name="gr2" draw:text-style-name="P1" draw:layer="layout" svg:width="0.853cm" svg:height="0.966cm" svg:x="18.5cm" svg:y="1.534cm">
          <draw:text-box>
            <text:p text:style-name="P1">2</text:p>
          </draw:text-box>
        </draw:frame>
        <draw:line draw:style-name="gr3" draw:text-style-name="P2" draw:layer="layout" svg:x1="4.811cm" svg:y1="7.047cm" svg:x2="9.434cm" svg:y2="7.047cm">
          <text:p text:style-name="P1"/>
        </draw:line>
        <draw:line draw:style-name="gr3" draw:text-style-name="P2" draw:layer="layout" svg:x1="9.434cm" svg:y1="7.047cm" svg:x2="14.981cm" svg:y2="7.047cm">
          <text:p text:style-name="P1"/>
        </draw:line>
        <draw:line draw:style-name="gr3" draw:text-style-name="P2" draw:layer="layout" svg:x1="14.981cm" svg:y1="7.047cm" svg:x2="19.142cm" svg:y2="7.047cm">
          <text:p text:style-name="P1"/>
        </draw:line>
        <draw:line draw:style-name="gr3" draw:text-style-name="P3" draw:layer="layout" svg:x1="19.142cm" svg:y1="7.047cm" svg:x2="24.689cm" svg:y2="7.047cm">
          <text:p text:style-name="P1"/>
        </draw:line>
        <draw:frame draw:style-name="gr4" draw:text-style-name="P4" draw:layer="layout" svg:width="1.306cm" svg:height="1.199cm" svg:x="6.103cm" svg:y="8.433cm">
          <draw:text-box>
            <text:p text:style-name="P1"><text:span text:style-name="T1">Δt</text:span></text:p>
          </draw:text-box>
        </draw:frame>
        <draw:frame draw:style-name="gr5" draw:text-style-name="P4" draw:layer="layout" svg:width="1.306cm" svg:height="1.199cm" svg:x="11.462cm" svg:y="8.433cm">
          <draw:text-box>
            <text:p text:style-name="P1"><text:span text:style-name="T1">Δt</text:span></text:p>
          </draw:text-box>
        </draw:frame>
        <draw:frame draw:style-name="gr4" draw:text-style-name="P4" draw:layer="layout" svg:width="1.306cm" svg:height="1.199cm" svg:x="16.368cm" svg:y="8.433cm">
          <draw:text-box>
            <text:p text:style-name="P1"><text:span text:style-name="T1">Δt</text:span></text:p>
          </draw:text-box>
        </draw:frame>
        <draw:frame draw:style-name="gr4" draw:text-style-name="P4" draw:layer="layout" svg:width="1.306cm" svg:height="1.199cm" svg:x="21.453cm" svg:y="8.433cm">
          <draw:text-box>
            <text:p text:style-name="P1"><text:span text:style-name="T1">Δt</text:span></text:p>
          </draw:text-box>
        </draw:frame>
        <draw:frame draw:style-name="gr6" draw:text-style-name="P5" draw:layer="layout" svg:width="0.79cm" svg:height="0.679cm" svg:x="7.123cm" svg:y="8.896cm">
          <draw:text-box>
            <text:p text:style-name="P1"><text:span text:style-name="T2">０</text:span></text:p>
          </draw:text-box>
        </draw:frame>
        <draw:frame draw:style-name="gr6" draw:text-style-name="P5" draw:layer="layout" svg:width="0.79cm" svg:height="0.679cm" svg:x="12.402cm" svg:y="8.896cm">
          <draw:text-box>
            <text:p text:style-name="P1"><text:span text:style-name="T2">１</text:span></text:p>
          </draw:text-box>
        </draw:frame>
        <draw:frame draw:style-name="gr7" draw:text-style-name="P5" draw:layer="layout" svg:width="0.79cm" svg:height="0.679cm" svg:x="17.292cm" svg:y="8.896cm">
          <draw:text-box>
            <text:p text:style-name="P1"><text:span text:style-name="T2">２</text:span></text:p>
          </draw:text-box>
        </draw:frame>
        <draw:frame draw:style-name="gr7" draw:text-style-name="P5" draw:layer="layout" svg:width="0.79cm" svg:height="0.679cm" svg:x="22.377cm" svg:y="8.896cm">
          <draw:text-box>
            <text:p text:style-name="P1"><text:span text:style-name="T2">３</text:span></text:p>
          </draw:text-box>
        </draw:frame>
        <draw:frame draw:style-name="gr8" draw:text-style-name="P2" draw:layer="layout" svg:width="4.16cm" svg:height="4.16cm" svg:x="2.5cm" svg:y="2.424cm">
          <draw:image xlink:href="Pictures/10000000000001B0000001B0BFE73926.jpg" xlink:type="simple" xlink:show="embed" xlink:actuate="onLoad">
            <text:p text:style-name="P1"/>
          </draw:image>
        </draw:frame>
        <draw:frame draw:style-name="gr8" draw:text-style-name="P2" draw:layer="layout" svg:width="4.16cm" svg:height="4.16cm" svg:x="12.67cm" svg:y="2.424cm">
          <draw:image xlink:href="Pictures/10000000000001B0000001B05D21A8F2.jpg" xlink:type="simple" xlink:show="embed" xlink:actuate="onLoad">
            <text:p text:style-name="P1"/>
          </draw:image>
        </draw:frame>
        <draw:frame draw:style-name="gr8" draw:text-style-name="P2" draw:layer="layout" svg:width="4.16cm" svg:height="4.16cm" svg:x="22.84cm" svg:y="2.424cm">
          <draw:image xlink:href="Pictures/10000000000001B0000001B05D21A8F2.jpg" xlink:type="simple" xlink:show="embed" xlink:actuate="onLoad">
            <text:p text:style-name="P1"/>
          </draw:image>
        </draw:frame>
        <draw:frame draw:style-name="gr8" draw:text-style-name="P2" draw:layer="layout" svg:width="4.16cm" svg:height="4.16cm" svg:x="7.34cm" svg:y="2.5cm">
          <draw:image xlink:href="Pictures/10000000000001B0000001B0BFE73926.jpg" xlink:type="simple" xlink:show="embed" xlink:actuate="onLoad">
            <text:p text:style-name="P1"/>
          </draw:image>
        </draw:frame>
        <draw:frame draw:style-name="gr8" draw:text-style-name="P2" draw:layer="layout" svg:width="4.161cm" svg:height="4.16cm" svg:x="16.83cm" svg:y="2.424cm">
          <draw:image xlink:href="Pictures/10000000000001B0000001B0BFE73926.jpg" xlink:type="simple" xlink:show="embed" xlink:actuate="onLoad">
            <text:p text:style-name="P1"/>
          </draw:image>
        </draw:frame>
        <draw:frame draw:style-name="gr9" draw:text-style-name="P1" draw:layer="layout" svg:width="0.853cm" svg:height="0.966cm" svg:x="9cm" svg:y="12.5cm">
          <draw:text-box>
            <text:p text:style-name="P1">1</text:p>
          </draw:text-box>
        </draw:frame>
        <draw:frame draw:style-name="gr2" draw:text-style-name="P1" draw:layer="layout" svg:width="0.853cm" svg:height="0.966cm" svg:x="4.155cm" svg:y="12.24cm">
          <draw:text-box>
            <text:p text:style-name="P1">1</text:p>
          </draw:text-box>
        </draw:frame>
        <draw:frame draw:style-name="gr1" draw:text-style-name="P1" draw:layer="layout" svg:width="0.853cm" svg:height="0.966cm" svg:x="13.863cm" svg:y="12.271cm">
          <draw:text-box>
            <text:p text:style-name="P1">2</text:p>
          </draw:text-box>
        </draw:frame>
        <draw:line draw:style-name="gr3" draw:text-style-name="P2" draw:layer="layout" svg:x1="4.617cm" svg:y1="17.787cm" svg:x2="9.24cm" svg:y2="17.787cm">
          <text:p text:style-name="P1"/>
        </draw:line>
        <draw:line draw:style-name="gr3" draw:text-style-name="P2" draw:layer="layout" svg:x1="9.24cm" svg:y1="17.787cm" svg:x2="14.787cm" svg:y2="17.787cm">
          <text:p text:style-name="P1"/>
        </draw:line>
        <draw:line draw:style-name="gr3" draw:text-style-name="P2" draw:layer="layout" svg:x1="14.787cm" svg:y1="17.787cm" svg:x2="18.948cm" svg:y2="17.787cm">
          <text:p text:style-name="P1"/>
        </draw:line>
        <draw:line draw:style-name="gr3" draw:text-style-name="P3" draw:layer="layout" svg:x1="18.948cm" svg:y1="17.787cm" svg:x2="24.495cm" svg:y2="17.787cm">
          <text:p text:style-name="P1"/>
        </draw:line>
        <draw:frame draw:style-name="gr4" draw:text-style-name="P4" draw:layer="layout" svg:width="1.306cm" svg:height="1.199cm" svg:x="5.909cm" svg:y="19.173cm">
          <draw:text-box>
            <text:p text:style-name="P1"><text:span text:style-name="T1">Δt</text:span></text:p>
          </draw:text-box>
        </draw:frame>
        <draw:frame draw:style-name="gr5" draw:text-style-name="P4" draw:layer="layout" svg:width="1.306cm" svg:height="1.199cm" svg:x="11.268cm" svg:y="19.173cm">
          <draw:text-box>
            <text:p text:style-name="P1"><text:span text:style-name="T1">Δt</text:span></text:p>
          </draw:text-box>
        </draw:frame>
        <draw:frame draw:style-name="gr4" draw:text-style-name="P4" draw:layer="layout" svg:width="1.306cm" svg:height="1.199cm" svg:x="16.174cm" svg:y="19.173cm">
          <draw:text-box>
            <text:p text:style-name="P1"><text:span text:style-name="T1">Δt</text:span></text:p>
          </draw:text-box>
        </draw:frame>
        <draw:frame draw:style-name="gr4" draw:text-style-name="P4" draw:layer="layout" svg:width="1.306cm" svg:height="1.199cm" svg:x="21.259cm" svg:y="19.173cm">
          <draw:text-box>
            <text:p text:style-name="P1"><text:span text:style-name="T1">Δt</text:span></text:p>
          </draw:text-box>
        </draw:frame>
        <draw:frame draw:style-name="gr6" draw:text-style-name="P5" draw:layer="layout" svg:width="0.79cm" svg:height="0.679cm" svg:x="6.929cm" svg:y="19.636cm">
          <draw:text-box>
            <text:p text:style-name="P1"><text:span text:style-name="T2">０</text:span></text:p>
          </draw:text-box>
        </draw:frame>
        <draw:frame draw:style-name="gr6" draw:text-style-name="P5" draw:layer="layout" svg:width="0.79cm" svg:height="0.679cm" svg:x="12.208cm" svg:y="19.636cm">
          <draw:text-box>
            <text:p text:style-name="P1"><text:span text:style-name="T2">１</text:span></text:p>
          </draw:text-box>
        </draw:frame>
        <draw:frame draw:style-name="gr7" draw:text-style-name="P5" draw:layer="layout" svg:width="0.79cm" svg:height="0.679cm" svg:x="17.098cm" svg:y="19.636cm">
          <draw:text-box>
            <text:p text:style-name="P1"><text:span text:style-name="T2">２</text:span></text:p>
          </draw:text-box>
        </draw:frame>
        <draw:frame draw:style-name="gr7" draw:text-style-name="P5" draw:layer="layout" svg:width="0.79cm" svg:height="0.679cm" svg:x="22.183cm" svg:y="19.636cm">
          <draw:text-box>
            <text:p text:style-name="P1"><text:span text:style-name="T2">３</text:span></text:p>
          </draw:text-box>
        </draw:frame>
        <draw:frame draw:style-name="gr8" draw:text-style-name="P2" draw:layer="layout" svg:width="4.16cm" svg:height="4.16cm" svg:x="2.306cm" svg:y="13.164cm">
          <draw:image xlink:href="Pictures/10000000000001B0000001B0BFE73926.jpg" xlink:type="simple" xlink:show="embed" xlink:actuate="onLoad">
            <text:p text:style-name="P1"/>
          </draw:image>
        </draw:frame>
        <draw:frame draw:style-name="gr8" draw:text-style-name="P2" draw:layer="layout" svg:width="4.16cm" svg:height="4.16cm" svg:x="12.476cm" svg:y="13.164cm">
          <draw:image xlink:href="Pictures/10000000000001B0000001B05D21A8F2.jpg" xlink:type="simple" xlink:show="embed" xlink:actuate="onLoad">
            <text:p text:style-name="P1"/>
          </draw:image>
        </draw:frame>
        <draw:frame draw:style-name="gr8" draw:text-style-name="P2" draw:layer="layout" svg:width="4.16cm" svg:height="4.16cm" svg:x="22.646cm" svg:y="13.164cm">
          <draw:image xlink:href="Pictures/10000000000001B0000001B05D21A8F2.jpg" xlink:type="simple" xlink:show="embed" xlink:actuate="onLoad">
            <text:p text:style-name="P1"/>
          </draw:image>
        </draw:frame>
        <draw:frame draw:style-name="gr8" draw:text-style-name="P2" draw:layer="layout" svg:width="4.16cm" svg:height="4.16cm" svg:x="7.391cm" svg:y="13.164cm">
          <draw:image xlink:href="Pictures/10000000000001B0000001B0BFE73926.jpg" xlink:type="simple" xlink:show="embed" xlink:actuate="onLoad">
            <text:p text:style-name="P1"/>
          </draw:image>
        </draw:frame>
        <draw:frame draw:style-name="gr8" draw:text-style-name="P2" draw:layer="layout" svg:width="4.161cm" svg:height="4.16cm" svg:x="16.636cm" svg:y="13.164cm">
          <draw:image xlink:href="Pictures/10000000000001B0000001B0BFE73926.jpg" xlink:type="simple" xlink:show="embed" xlink:actuate="onLoad">
            <text:p text:style-name="P1"/>
          </draw:image>
        </draw:frame>
        <draw:line draw:style-name="gr10" draw:text-style-name="P2" draw:layer="layout" svg:x1="0.5cm" svg:y1="10.5cm" svg:x2="29cm" svg:y2="10.5cm">
          <text:p text:style-name="P1"/>
        </draw:line>
        <draw:frame draw:style-name="gr2" draw:text-style-name="P1" draw:layer="layout" svg:width="0.853cm" svg:height="0.966cm" svg:x="24.647cm" svg:y="1.534cm">
          <draw:text-box>
            <text:p text:style-name="P1">1</text:p>
          </draw:text-box>
        </draw:frame>
        <draw:frame draw:style-name="gr1" draw:text-style-name="P1" draw:layer="layout" svg:width="0.853cm" svg:height="0.966cm" svg:x="18.147cm" svg:y="12.5cm">
          <draw:text-box>
            <text:p text:style-name="P1">2</text:p>
          </draw:text-box>
        </draw:frame>
        <draw:frame draw:style-name="gr1" draw:text-style-name="P1" draw:layer="layout" svg:width="0.853cm" svg:height="0.966cm" svg:x="24.5cm" svg:y="12.5cm">
          <draw:text-box>
            <text:p text:style-name="P1">1</text:p>
          </draw:text-box>
        </draw:frame>
        <draw:circle draw:style-name="gr11" draw:text-style-name="P2" draw:layer="layout" svg:width="2cm" svg:height="2cm" svg:x="8.5cm" svg:y="1cm">
          <text:p text:style-name="P1"/>
        </draw:circle>
        <draw:circle draw:style-name="gr11" draw:text-style-name="P2" draw:layer="layout" svg:width="2cm" svg:height="2cm" svg:x="8.5cm" svg:y="12cm">
          <text:p text:style-name="P1"/>
        </draw:circle>
        <draw:line draw:style-name="gr12" draw:text-style-name="P2" draw:layer="layout" svg:x1="10cm" svg:y1="3.5cm" svg:x2="10cm" svg:y2="11.5cm">
          <text:p text:style-name="P1"/>
        </draw:line>
        <draw:frame draw:style-name="gr13" draw:text-style-name="P6" draw:layer="layout" svg:width="2.716cm" svg:height="0.966cm" svg:x="10.284cm" svg:y="12cm">
          <draw:text-box>
            <text:p text:style-name="P1"><text:span text:style-name="T3">Change</text:span></text:p>
          </draw:text-box>
        </draw:frame>
        <draw:frame draw:style-name="gr14" draw:layer="layout" svg:width="2.674cm" svg:height="0.966cm" svg:x="0.326cm" svg:y="0.534cm">
          <draw:text-box>
            <text:p text:style-name="P1">Step = i</text:p>
          </draw:text-box>
        </draw:frame>
        <draw:frame draw:style-name="gr14" draw:layer="layout" svg:width="3.753cm" svg:height="0.966cm" svg:x="0cm" svg:y="11.034cm">
          <draw:text-box>
            <text:p text:style-name="P1">Step = i + 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HG 明朝L Sun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PゴシックB Sun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initial-creator>ikeda</meta:initial-creator>
    <meta:creation-date>2007-01-08T02:14:45</meta:creation-date>
    <dc:creator>ikeda</dc:creator>
    <dc:date>2007-01-19T14:02:25</dc:date>
    <dc:language>en-US</dc:language>
    <meta:editing-cycles>8</meta:editing-cycles>
    <meta:editing-duration>PT1H32M22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